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2bc6a" officeooo:paragraph-rsid="0012bc6a" style:font-size-asian="12.25pt" style:font-size-complex="14pt"/>
    </style:style>
    <style:style style:name="P2" style:family="paragraph" style:parent-style-name="Standard">
      <style:text-properties fo:font-size="14pt" officeooo:rsid="001336f9" officeooo:paragraph-rsid="001336f9" style:font-size-asian="12.25pt" style:font-size-complex="14pt"/>
    </style:style>
    <style:style style:name="P3" style:family="paragraph" style:parent-style-name="Standard">
      <style:text-properties fo:font-size="14pt" officeooo:rsid="00134cfa" officeooo:paragraph-rsid="00134cfa" style:font-size-asian="12.25pt" style:font-size-complex="14pt"/>
    </style:style>
    <style:style style:name="P4" style:family="paragraph" style:parent-style-name="Standard">
      <style:text-properties fo:font-size="14pt" officeooo:rsid="00146f09" officeooo:paragraph-rsid="00146f09" style:font-size-asian="12.25pt" style:font-size-complex="14pt"/>
    </style:style>
    <style:style style:name="P5" style:family="paragraph" style:parent-style-name="Standard">
      <style:text-properties fo:font-size="14pt" officeooo:rsid="00164e8c" officeooo:paragraph-rsid="00164e8c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,2,3)#include&lt;iostream&gt;</text:p>
      <text:p text:style-name="P1">#include&lt;stack&gt;</text:p>
      <text:p text:style-name="P1">using namespace std;</text:p>
      <text:p text:style-name="P1"/>
      <text:p text:style-name="P1">int main()</text:p>
      <text:p text:style-name="P1">{</text:p>
      <text:p text:style-name="P1"><text:s text:c="2"/>stack &lt;int&gt;s;</text:p>
      <text:p text:style-name="P1"><text:s text:c="2"/>s.push(1);</text:p>
      <text:p text:style-name="P1"><text:s text:c="2"/>s.push(2);</text:p>
      <text:p text:style-name="P1"><text:s text:c="2"/>s.push(3);</text:p>
      <text:p text:style-name="P1"><text:s text:c="2"/>s.push(4);</text:p>
      <text:p text:style-name="P1"><text:s text:c="2"/>s.push(5);</text:p>
      <text:p text:style-name="P1"/>
      <text:p text:style-name="P1"><text:s text:c="2"/>cout&lt;&lt;"Topmost Element is "&lt;&lt;s.top()&lt;&lt;endl;</text:p>
      <text:p text:style-name="P1"><text:s text:c="2"/>cout&lt;&lt;"Size of Stack is "&lt;&lt;s.size()&lt;&lt;endl;</text:p>
      <text:p text:style-name="P1"><text:s text:c="2"/>cout&lt;&lt;"Elements in the stack are : ";</text:p>
      <text:p text:style-name="P1"><text:s text:c="2"/>while(!s.empty())</text:p>
      <text:p text:style-name="P1"><text:s text:c="2"/>{</text:p>
      <text:p text:style-name="P1"><text:s text:c="4"/>cout&lt;&lt;s.top()&lt;&lt;" ";</text:p>
      <text:p text:style-name="P1"><text:s text:c="4"/>s.pop();</text:p>
      <text:p text:style-name="P1"><text:s text:c="2"/>}</text:p>
      <text:p text:style-name="P1"><text:s text:c="2"/>cout&lt;&lt;endl;</text:p>
      <text:p text:style-name="P1"><text:s text:c="2"/>return 0;</text:p>
      <text:p text:style-name="P1">}</text:p>
      <text:p text:style-name="P1"/>
      <text:p text:style-name="P1">4)#include&lt;iostream&gt;</text:p>
      <text:p text:style-name="P1">#include&lt;stack&gt;</text:p>
      <text:p text:style-name="P1">using namespace std;</text:p>
      <text:p text:style-name="P1"/>
      <text:p text:style-name="P1">int main()</text:p>
      <text:p text:style-name="P1">{</text:p>
      <text:p text:style-name="P1"><text:s text:c="4"/>int i,j,start=0,end;</text:p>
      <text:p text:style-name="P1"><text:s text:c="4"/>stack&lt;char&gt;s1,s2;</text:p>
      <text:p text:style-name="P1"><text:s text:c="4"/>string str="I Love To Code";</text:p>
      <text:p text:style-name="P1"><text:s text:c="4"/>for(i=0;i&lt;str.size();i++)</text:p>
      <text:p text:style-name="P1"><text:s text:c="4"/>{</text:p>
      <text:p text:style-name="P1"><text:s text:c="8"/>if(str[i]==' '|| i==str.size()-1)</text:p>
      <text:p text:style-name="P1"><text:s text:c="8"/>{</text:p>
      <text:p text:style-name="P1"><text:s text:c="12"/>end=i;</text:p>
      <text:p text:style-name="P1"><text:s text:c="12"/>for(j=end;j&gt;=start;j--)</text:p>
      <text:p text:style-name="P1"><text:s text:c="12"/>{</text:p>
      <text:p text:style-name="P1"><text:s text:c="16"/>s1.push(str[j]);</text:p>
      <text:p text:style-name="P1"><text:s text:c="12"/>}</text:p>
      <text:p text:style-name="P1"><text:s text:c="12"/>start=end;</text:p>
      <text:p text:style-name="P1"><text:s text:c="8"/>} <text:s text:c="7"/></text:p>
      <text:p text:style-name="P1"><text:soft-page-break/><text:s text:c="4"/>}</text:p>
      <text:p text:style-name="P1"><text:s text:c="4"/></text:p>
      <text:p text:style-name="P1"><text:s text:c="4"/>while(!s1.empty())</text:p>
      <text:p text:style-name="P1"><text:s text:c="4"/>{</text:p>
      <text:p text:style-name="P1"><text:s text:c="8"/>cout&lt;&lt;s1.top();</text:p>
      <text:p text:style-name="P1"><text:s text:c="8"/>s1.pop();</text:p>
      <text:p text:style-name="P1"><text:s text:c="4"/>}</text:p>
      <text:p text:style-name="P1"><text:s text:c="4"/>cout&lt;&lt;endl;</text:p>
      <text:p text:style-name="P1"><text:s text:c="4"/>return 0;</text:p>
      <text:p text:style-name="P1">}</text:p>
      <text:p text:style-name="P1"/>
      <text:p text:style-name="P1">5)#include&lt;iostream&gt;</text:p>
      <text:p text:style-name="P1">#include&lt;stack&gt;</text:p>
      <text:p text:style-name="P1">using namespace std;</text:p>
      <text:p text:style-name="P1"/>
      <text:p text:style-name="P1">int main()</text:p>
      <text:p text:style-name="P1">{</text:p>
      <text:p text:style-name="P1"><text:s text:c="2"/>stack &lt;int&gt;stack1,stack2;</text:p>
      <text:p text:style-name="P1"><text:s text:c="2"/>stack1.push(1);</text:p>
      <text:p text:style-name="P1"><text:s text:c="2"/>stack1.push(2);</text:p>
      <text:p text:style-name="P1"><text:s text:c="2"/>stack1.push(3);</text:p>
      <text:p text:style-name="P1"><text:s text:c="2"/>stack1.push(4);</text:p>
      <text:p text:style-name="P1"><text:s text:c="2"/>stack1.push(5);</text:p>
      <text:p text:style-name="P1"><text:s text:c="2"/>int s=stack1.size();</text:p>
      <text:p text:style-name="P1"><text:s text:c="2"/>int arr[s],i=0;</text:p>
      <text:p text:style-name="P1"><text:s text:c="2"/></text:p>
      <text:p text:style-name="P1"><text:s text:c="2"/>cout&lt;&lt;"Elements in the Stack1 are : ";</text:p>
      <text:p text:style-name="P1"><text:s text:c="2"/>while(!stack1.empty())</text:p>
      <text:p text:style-name="P1"><text:s text:c="2"/>{</text:p>
      <text:p text:style-name="P1"><text:s text:c="4"/>cout&lt;&lt;stack1.top()&lt;&lt;" ";</text:p>
      <text:p text:style-name="P1"><text:s text:c="4"/>arr[i]=stack1.top();</text:p>
      <text:p text:style-name="P1"><text:s text:c="4"/>stack1.pop();</text:p>
      <text:p text:style-name="P1"><text:s text:c="4"/>i++;</text:p>
      <text:p text:style-name="P1"><text:s text:c="2"/>}</text:p>
      <text:p text:style-name="P1"/>
      <text:p text:style-name="P1"><text:s text:c="2"/>for(i=s-1;i&gt;=0;i--)</text:p>
      <text:p text:style-name="P1"><text:s text:c="2"/>{</text:p>
      <text:p text:style-name="P1"><text:s text:c="4"/>int x=arr[i];</text:p>
      <text:p text:style-name="P1"><text:s text:c="4"/>stack2.push(x);</text:p>
      <text:p text:style-name="P1"><text:s text:c="2"/>}</text:p>
      <text:p text:style-name="P1"/>
      <text:p text:style-name="P1"><text:s text:c="2"/>cout&lt;&lt;endl&lt;&lt;"Elements in the Stack2 are : ";</text:p>
      <text:p text:style-name="P1"><text:s text:c="2"/>while(!stack2.empty())</text:p>
      <text:p text:style-name="P1"><text:s text:c="2"/>{</text:p>
      <text:p text:style-name="P1"><text:s text:c="4"/>cout&lt;&lt;stack2.top()&lt;&lt;" ";</text:p>
      <text:p text:style-name="P1"><text:soft-page-break/><text:s text:c="4"/>stack2.pop();</text:p>
      <text:p text:style-name="P1"><text:s text:c="2"/>}</text:p>
      <text:p text:style-name="P1"/>
      <text:p text:style-name="P1"><text:s text:c="2"/>cout&lt;&lt;endl;</text:p>
      <text:p text:style-name="P1"><text:s text:c="2"/>return 0;</text:p>
      <text:p text:style-name="P1">}</text:p>
      <text:p text:style-name="P1"/>
      <text:p text:style-name="P2">6)#include&lt;iostream&gt;</text:p>
      <text:p text:style-name="P2">#include&lt;stack&gt;</text:p>
      <text:p text:style-name="P2">using namespace std;</text:p>
      <text:p text:style-name="P2"/>
      <text:p text:style-name="P2">int main()</text:p>
      <text:p text:style-name="P2">{</text:p>
      <text:p text:style-name="P2"><text:s text:c="2"/>string str="Reverse me";</text:p>
      <text:p text:style-name="P2"><text:s text:c="2"/>stack&lt;char&gt;s;</text:p>
      <text:p text:style-name="P2"><text:s text:c="2"/>for(int i=0;i&lt;str.size();i++)</text:p>
      <text:p text:style-name="P2"><text:s text:c="2"/>{</text:p>
      <text:p text:style-name="P2"><text:s text:c="4"/>s.push(str[i]);</text:p>
      <text:p text:style-name="P2"><text:s text:c="2"/>}</text:p>
      <text:p text:style-name="P2"/>
      <text:p text:style-name="P2"><text:s text:c="2"/>while(!s.empty())</text:p>
      <text:p text:style-name="P2"><text:s text:c="2"/>{</text:p>
      <text:p text:style-name="P2"><text:s text:c="4"/>cout&lt;&lt;s.top();</text:p>
      <text:p text:style-name="P2"><text:s text:c="4"/>s.pop();</text:p>
      <text:p text:style-name="P2"><text:s text:c="2"/>}</text:p>
      <text:p text:style-name="P2"><text:s text:c="2"/>cout&lt;&lt;endl;</text:p>
      <text:p text:style-name="P2"><text:s text:c="2"/>return 0;</text:p>
      <text:p text:style-name="P2">}</text:p>
      <text:p text:style-name="P2"/>
      <text:p text:style-name="P3">7)#include&lt;iostream&gt;</text:p>
      <text:p text:style-name="P3">#include&lt;stack&gt;</text:p>
      <text:p text:style-name="P3">using namespace std;</text:p>
      <text:p text:style-name="P3"/>
      <text:p text:style-name="P3">int main()</text:p>
      <text:p text:style-name="P3">{</text:p>
      <text:p text:style-name="P3"><text:s text:c="2"/>stack&lt;int&gt;s;</text:p>
      <text:p text:style-name="P3"><text:s text:c="2"/>s.push(56);</text:p>
      <text:p text:style-name="P3"><text:s text:c="2"/>s.push(34);</text:p>
      <text:p text:style-name="P3"><text:s text:c="2"/>s.push(63);</text:p>
      <text:p text:style-name="P3"><text:s text:c="2"/>s.push(44);</text:p>
      <text:p text:style-name="P3"><text:s text:c="2"/>s.push(87);</text:p>
      <text:p text:style-name="P3"/>
      <text:p text:style-name="P3"><text:s text:c="2"/>int i=0,size=s.size();</text:p>
      <text:p text:style-name="P3"><text:s text:c="2"/>int arr[size];</text:p>
      <text:p text:style-name="P3"><text:s text:c="2"/>cout&lt;&lt;"Stack is : ";</text:p>
      <text:p text:style-name="P3"><text:soft-page-break/><text:s text:c="2"/>while(!s.empty())</text:p>
      <text:p text:style-name="P3"><text:s text:c="2"/>{</text:p>
      <text:p text:style-name="P3"><text:s text:c="4"/>cout&lt;&lt;s.top()&lt;&lt;" ";</text:p>
      <text:p text:style-name="P3"><text:s text:c="4"/>arr[i]=s.top();</text:p>
      <text:p text:style-name="P3"><text:s text:c="4"/>s.pop();</text:p>
      <text:p text:style-name="P3"><text:s text:c="4"/>i++;</text:p>
      <text:p text:style-name="P3"><text:s text:c="2"/>}</text:p>
      <text:p text:style-name="P3"><text:s text:c="2"/>cout&lt;&lt;endl;</text:p>
      <text:p text:style-name="P3"/>
      <text:p text:style-name="P3"><text:s text:c="2"/>for(i=0;i&lt;size;i++)</text:p>
      <text:p text:style-name="P3"><text:s text:c="2"/>{</text:p>
      <text:p text:style-name="P3"><text:s text:c="4"/>for(int j=i+1;j&lt;size;j++)</text:p>
      <text:p text:style-name="P3"><text:s text:c="4"/>{</text:p>
      <text:p text:style-name="P3"><text:s text:c="6"/>if(arr[i]&lt;arr[j])</text:p>
      <text:p text:style-name="P3"><text:s text:c="6"/>{</text:p>
      <text:p text:style-name="P3"><text:s text:c="8"/>int temp=arr[i];</text:p>
      <text:p text:style-name="P3"><text:s text:c="8"/>arr[i]=arr[j];</text:p>
      <text:p text:style-name="P3"><text:s text:c="8"/>arr[j]=temp;</text:p>
      <text:p text:style-name="P3"><text:s text:c="6"/>}</text:p>
      <text:p text:style-name="P3"><text:s text:c="4"/>}</text:p>
      <text:p text:style-name="P3"><text:s text:c="2"/>}</text:p>
      <text:p text:style-name="P3"/>
      <text:p text:style-name="P3"><text:s text:c="2"/>for(i=0;i&lt;size;i++)</text:p>
      <text:p text:style-name="P3"><text:s text:c="2"/>{</text:p>
      <text:p text:style-name="P3"><text:s text:c="4"/>s.push(arr[i]);</text:p>
      <text:p text:style-name="P3"><text:s text:c="2"/>} </text:p>
      <text:p text:style-name="P3"><text:s text:c="2"/>cout&lt;&lt;"Sorted Stack is : "; </text:p>
      <text:p text:style-name="P3"><text:s text:c="2"/>while(!s.empty())</text:p>
      <text:p text:style-name="P3"><text:s text:c="2"/>{</text:p>
      <text:p text:style-name="P3"><text:s text:c="4"/>cout&lt;&lt;s.top()&lt;&lt;" ";</text:p>
      <text:p text:style-name="P3"><text:s text:c="4"/>s.pop();</text:p>
      <text:p text:style-name="P3"><text:s text:c="2"/>}</text:p>
      <text:p text:style-name="P3"><text:s text:c="2"/>cout&lt;&lt;endl;</text:p>
      <text:p text:style-name="P3"><text:s text:c="2"/>return 0;</text:p>
      <text:p text:style-name="P3">}</text:p>
      <text:p text:style-name="P3"/>
      <text:p text:style-name="P4">8)#include&lt;iostream&gt;</text:p>
      <text:p text:style-name="P4">#include&lt;stack&gt;</text:p>
      <text:p text:style-name="P4">using namespace std;</text:p>
      <text:p text:style-name="P4"/>
      <text:p text:style-name="P4">int main()</text:p>
      <text:p text:style-name="P4">{</text:p>
      <text:p text:style-name="P4"><text:s text:c="2"/>stack&lt;int&gt;s;</text:p>
      <text:p text:style-name="P4"><text:s text:c="2"/>s.push(56);</text:p>
      <text:p text:style-name="P4"><text:s text:c="2"/>s.push(34);</text:p>
      <text:p text:style-name="P4"><text:soft-page-break/><text:s text:c="2"/>s.push(63);</text:p>
      <text:p text:style-name="P4"><text:s text:c="2"/>s.push(44);</text:p>
      <text:p text:style-name="P4"><text:s text:c="2"/>s.push(87);</text:p>
      <text:p text:style-name="P4"/>
      <text:p text:style-name="P4"><text:s text:c="2"/>int i=0,size=s.size();</text:p>
      <text:p text:style-name="P4"><text:s text:c="2"/>int arr[size];</text:p>
      <text:p text:style-name="P4"><text:s text:c="2"/>cout&lt;&lt;"Stack is : ";</text:p>
      <text:p text:style-name="P4"><text:s text:c="2"/>while(!s.empty())</text:p>
      <text:p text:style-name="P4"><text:s text:c="2"/>{</text:p>
      <text:p text:style-name="P4"><text:s text:c="4"/>cout&lt;&lt;s.top()&lt;&lt;" ";</text:p>
      <text:p text:style-name="P4"><text:s text:c="4"/>arr[i]=s.top();</text:p>
      <text:p text:style-name="P4"><text:s text:c="4"/>s.pop();</text:p>
      <text:p text:style-name="P4"><text:s text:c="4"/>i++;</text:p>
      <text:p text:style-name="P4"><text:s text:c="2"/>}</text:p>
      <text:p text:style-name="P4"><text:s text:c="2"/>cout&lt;&lt;endl;</text:p>
      <text:p text:style-name="P4"/>
      <text:p text:style-name="P4"><text:s text:c="2"/>for(i=0;i&lt;size;i++)</text:p>
      <text:p text:style-name="P4"><text:s text:c="2"/>{</text:p>
      <text:p text:style-name="P4"><text:s text:c="4"/>for(int j=i+1;j&lt;size;j++)</text:p>
      <text:p text:style-name="P4"><text:s text:c="4"/>{</text:p>
      <text:p text:style-name="P4"><text:s text:c="6"/>if(arr[i]&gt;arr[j])</text:p>
      <text:p text:style-name="P4"><text:s text:c="6"/>{</text:p>
      <text:p text:style-name="P4"><text:s text:c="8"/>int temp=arr[i];</text:p>
      <text:p text:style-name="P4"><text:s text:c="8"/>arr[i]=arr[j];</text:p>
      <text:p text:style-name="P4"><text:s text:c="8"/>arr[j]=temp;</text:p>
      <text:p text:style-name="P4"><text:s text:c="6"/>}</text:p>
      <text:p text:style-name="P4"><text:s text:c="4"/>}</text:p>
      <text:p text:style-name="P4"><text:s text:c="2"/>}</text:p>
      <text:p text:style-name="P4"/>
      <text:p text:style-name="P4"><text:s text:c="2"/>for(i=0;i&lt;size;i++)</text:p>
      <text:p text:style-name="P4"><text:s text:c="2"/>{</text:p>
      <text:p text:style-name="P4"><text:s text:c="4"/>s.push(arr[i]);</text:p>
      <text:p text:style-name="P4"><text:s text:c="2"/>} </text:p>
      <text:p text:style-name="P4"><text:s text:c="2"/>cout&lt;&lt;"Sorted Stack is : "; </text:p>
      <text:p text:style-name="P4"><text:s text:c="2"/>while(!s.empty())</text:p>
      <text:p text:style-name="P4"><text:s text:c="2"/>{</text:p>
      <text:p text:style-name="P4"><text:s text:c="4"/>cout&lt;&lt;s.top()&lt;&lt;" ";</text:p>
      <text:p text:style-name="P4"><text:s text:c="4"/>s.pop();</text:p>
      <text:p text:style-name="P4"><text:s text:c="2"/>}</text:p>
      <text:p text:style-name="P4"><text:s text:c="2"/>cout&lt;&lt;endl;</text:p>
      <text:p text:style-name="P4"><text:s text:c="2"/>return 0;</text:p>
      <text:p text:style-name="P4">}</text:p>
      <text:p text:style-name="P4"/>
      <text:p text:style-name="P5">10)#include&lt;iostream&gt;</text:p>
      <text:p text:style-name="P5">#include&lt;stack&gt;</text:p>
      <text:p text:style-name="P5"><text:soft-page-break/>using namespace std;</text:p>
      <text:p text:style-name="P5"/>
      <text:p text:style-name="P5">int main()</text:p>
      <text:p text:style-name="P5">{</text:p>
      <text:p text:style-name="P5"><text:s text:c="2"/>stack&lt;int&gt;s;</text:p>
      <text:p text:style-name="P5"><text:s text:c="2"/>int arr[]={4,5,2,25};</text:p>
      <text:p text:style-name="P5"><text:s text:c="2"/>int num,index;</text:p>
      <text:p text:style-name="P5"><text:s text:c="2"/>cout&lt;&lt;"Enter the number whose next greatest you want : ";</text:p>
      <text:p text:style-name="P5"><text:s text:c="2"/>cin&gt;&gt;num;</text:p>
      <text:p text:style-name="P5"><text:s text:c="2"/>for(int i=0;i&lt;4;i++)</text:p>
      <text:p text:style-name="P5"><text:s text:c="2"/>{</text:p>
      <text:p text:style-name="P5"><text:s text:c="4"/>if(arr[i]==num)</text:p>
      <text:p text:style-name="P5"><text:s text:c="4"/>{</text:p>
      <text:p text:style-name="P5"><text:s text:c="6"/>index=i;</text:p>
      <text:p text:style-name="P5"><text:s text:c="6"/>if(index==3)</text:p>
      <text:p text:style-name="P5"><text:s text:c="6"/>{</text:p>
      <text:p text:style-name="P5"><text:s text:c="8"/>cout&lt;&lt;"No next element"&lt;&lt;endl;</text:p>
      <text:p text:style-name="P5"><text:s text:c="8"/>return 0;</text:p>
      <text:p text:style-name="P5"><text:s text:c="6"/>}</text:p>
      <text:p text:style-name="P5"><text:s text:c="6"/>break;</text:p>
      <text:p text:style-name="P5"><text:s text:c="4"/>}</text:p>
      <text:p text:style-name="P5"><text:s text:c="2"/>}</text:p>
      <text:p text:style-name="P5"/>
      <text:p text:style-name="P5"><text:s text:c="2"/>for(int i=index+1;i&lt;4;i++)</text:p>
      <text:p text:style-name="P5"><text:s text:c="2"/>{</text:p>
      <text:p text:style-name="P5"><text:s text:c="4"/>if(arr[i]&lt;num)</text:p>
      <text:p text:style-name="P5"><text:s text:c="4"/>{</text:p>
      <text:p text:style-name="P5"><text:s text:c="6"/>s.push(arr[i]);</text:p>
      <text:p text:style-name="P5"><text:s text:c="4"/>}</text:p>
      <text:p text:style-name="P5"><text:s text:c="4"/>else</text:p>
      <text:p text:style-name="P5"><text:s text:c="4"/>{</text:p>
      <text:p text:style-name="P5"><text:s text:c="6"/>s.push(arr[i]);</text:p>
      <text:p text:style-name="P5"><text:s text:c="6"/>cout&lt;&lt;"Next Greater number of "&lt;&lt;num&lt;&lt;" is "&lt;&lt;s.top()&lt;&lt;endl;</text:p>
      <text:p text:style-name="P5"><text:s text:c="6"/>break;</text:p>
      <text:p text:style-name="P5"><text:s text:c="4"/>}</text:p>
      <text:p text:style-name="P5"><text:s text:c="2"/>}</text:p>
      <text:p text:style-name="P5"/>
      <text:p text:style-name="P5"><text:s text:c="2"/>return 0;</text:p>
      <text:p text:style-name="P5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20:56:52.305720714</meta:creation-date>
    <dc:date>2023-09-24T22:46:30.109721913</dc:date>
    <meta:editing-duration>PT58M55S</meta:editing-duration>
    <meta:editing-cycles>1</meta:editing-cycles>
    <meta:document-statistic meta:table-count="0" meta:image-count="0" meta:object-count="0" meta:page-count="6" meta:paragraph-count="238" meta:word-count="357" meta:character-count="3511" meta:non-whitespace-character-count="2678"/>
    <meta:generator>LibreOffice/7.3.7.2$Linux_X86_64 LibreOffice_project/30$Build-2</meta:generator>
  </office:meta>
</office:document-meta>
</file>